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fit-to-size="false" draw:fit-to-contour="true" fo:padding-top="0cm" fo:padding-bottom="0cm" fo:padding-left="0cm" fo:padding-right="0cm"/>
    </style:style>
    <style:style style:name="gr4" style:family="graphic" style:parent-style-name="objectwithoutfill">
      <style:graphic-properties draw:fill="none" draw:textarea-vertical-align="middle"/>
    </style:style>
    <style:style style:name="gr5" style:family="graphic" style:parent-style-name="standard">
      <style:graphic-properties draw:opacity="10%" draw:textarea-vertical-align="middle" draw:fit-to-contour="true" fo:padding-top="0cm" fo:padding-bottom="0cm" fo:padding-left="0cm" fo:padding-right="0cm"/>
    </style:style>
    <style:style style:name="gr6" style:family="graphic" style:parent-style-name="objectwithoutfill">
      <style:graphic-properties svg:stroke-width="0.081cm" svg:stroke-color="#ff6600" draw:marker-start-width="0.442cm" draw:marker-end="Arrow" draw:marker-end-width="0.542cm" svg:stroke-opacity="50%" draw:fill="none" draw:textarea-vertical-align="middle" fo:padding-top="0.165cm" fo:padding-bottom="0.165cm" fo:padding-left="0.29cm" fo:padding-right="0.29cm"/>
    </style:style>
    <style:style style:name="gr7" style:family="graphic" style:parent-style-name="objectwithoutfill">
      <style:graphic-properties draw:stroke="solid" svg:stroke-width="0.106cm" svg:stroke-color="#ff6600" draw:marker-start-width="0.359cm" draw:marker-end="Arrow" draw:marker-end-width="0.459cm" svg:stroke-opacity="50%" draw:fill="none" draw:textarea-vertical-align="middle" fo:padding-top="0.178cm" fo:padding-bottom="0.178cm" fo:padding-left="0.303cm" fo:padding-right="0.303cm"/>
    </style:style>
    <style:style style:name="gr8" style:family="graphic" style:parent-style-name="standard">
      <style:graphic-properties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5.35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list-style-name="L1">
      <style:graphic-properties draw:textarea-vertical-align="middle" draw:fit-to-size="false" draw:fit-to-contour="true" fo:padding-top="0cm" fo:padding-bottom="0cm" fo:padding-left="0cm" fo:padding-right="0cm"/>
    </style:style>
    <style:style style:name="gr13" style:family="graphic" style:parent-style-name="standard">
      <style:graphic-properties draw:textarea-vertical-align="middle" draw:fit-to-contour="true" fo:padding-top="0cm" fo:padding-bottom="0cm" fo:padding-left="0cm" fo:padding-right="0cm"/>
    </style:style>
    <style:style style:name="gr14" style:family="graphic" style:parent-style-name="standard">
      <style:graphic-properties draw:opacity="10%" draw:textarea-vertical-align="middle"/>
    </style:style>
    <style:style style:name="gr15" style:family="graphic" style:parent-style-name="objectwithoutfill">
      <style:graphic-properties svg:stroke-width="0.081cm" svg:stroke-color="#ff6600" draw:marker-start="Arrow" draw:marker-start-width="0.421cm" draw:marker-end="Arrow" draw:marker-end-width="0.421cm" svg:stroke-opacity="50%" draw:stroke-linejoin="round" draw:fill="none" draw:textarea-vertical-align="middle" fo:padding-top="0.165cm" fo:padding-bottom="0.165cm" fo:padding-left="0.29cm" fo:padding-right="0.29cm"/>
    </style:style>
    <style:style style:name="gr16"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7" style:family="graphic" style:parent-style-name="objectwithoutfill">
      <style:graphic-properties svg:stroke-width="0.081cm" svg:stroke-color="#ff6600" draw:marker-start-width="0.321cm" draw:marker-end="Arrow" draw:marker-end-width="0.421cm" svg:stroke-opacity="50%" draw:fill="none" draw:textarea-vertical-align="middle" fo:padding-top="0.165cm" fo:padding-bottom="0.165cm" fo:padding-left="0.29cm" fo:padding-right="0.29cm"/>
    </style:style>
    <style:style style:name="gr18"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Master-title">
      <style:graphic-properties draw:auto-grow-height="true" fo:min-height="1.616cm"/>
    </style:style>
    <style:style style:name="pr2" style:family="presentation" style:parent-style-name="Master-outline1">
      <style:graphic-properties fo:min-height="15.173cm"/>
    </style:style>
    <style:style style:name="pr3" style:family="presentation" style:parent-style-name="Master-notes">
      <style:graphic-properties draw:fill-color="#ffffff" fo:min-height="13.364cm"/>
    </style:style>
    <style:style style:name="pr4" style:family="presentation" style:parent-style-name="Master-outline1">
      <style:graphic-properties fo:min-height="11.373cm"/>
    </style:style>
    <style:style style:name="pr5" style:family="presentation" style:parent-style-name="Master-title">
      <style:graphic-properties fo:min-height="1.616cm"/>
    </style:style>
    <style:style style:name="pr6" style:family="presentation" style:parent-style-name="Master-notes">
      <style:graphic-properties draw:fill-color="#ffffff" draw:auto-grow-height="true" fo:min-height="13.364cm"/>
    </style:style>
    <style:style style:name="pr7" style:family="presentation" style:parent-style-name="Master-title">
      <style:graphic-properties draw:auto-grow-height="true" fo:min-height="2.051cm"/>
    </style:style>
    <style:style style:name="pr8" style:family="presentation" style:parent-style-name="Master-outline1">
      <style:graphic-properties draw:auto-grow-height="true" fo:min-height="7.236cm"/>
    </style:style>
    <style:style style:name="pr9" style:family="presentation" style:parent-style-name="Master-outline1">
      <style:graphic-properties fo:min-height="11.56cm"/>
    </style:style>
    <style:style style:name="pr10" style:family="presentation" style:parent-style-name="Master-title">
      <style:graphic-properties fo:min-height="2.051cm"/>
    </style:style>
    <style:style style:name="pr11" style:family="presentation" style:parent-style-name="Master-outline1">
      <style:graphic-properties fo:min-height="7.236cm"/>
    </style:style>
    <style:style style:name="co1" style:family="table-column">
      <style:table-column-properties style:column-width="8.095cm" style:use-optimal-column-width="false"/>
    </style:style>
    <style:style style:name="co2" style:family="table-column">
      <style:table-column-properties style:column-width="5.68cm" style:use-optimal-column-width="false"/>
    </style:style>
    <style:style style:name="co3" style:family="table-column">
      <style:table-column-properties style:column-width="6.828cm" style:use-optimal-column-width="false"/>
    </style:style>
    <style:style style:name="ro1" style:family="table-row">
      <style:table-row-properties style:row-height="0.954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color="#999999"/>
    </style:style>
    <style:style style:name="P1" style:family="paragraph">
      <style:text-properties fo:font-size="20pt"/>
    </style:style>
    <style:style style:name="P2" style:family="paragraph">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start"/>
    </style:style>
    <style:style style:name="P6" style:family="paragraph">
      <style:paragraph-properties fo:text-align="start"/>
      <style:text-properties fo:font-size="18pt"/>
    </style:style>
    <style:style style:name="P7" style:family="paragraph">
      <style:text-properties fo:font-size="18pt"/>
    </style:style>
    <style:style style:name="P8"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P9" style:family="paragraph">
      <style:text-properties fo:font-weight="bold" style:font-weight-asian="bold" style:font-weight-complex="bold"/>
    </style:style>
    <style:style style:name="P10" style:family="paragraph">
      <style:text-properties fo:color="#999999"/>
    </style:style>
    <style:style style:name="T1" style:family="text">
      <style:text-properties fo:font-size="18pt" style:font-size-asian="18pt" style:font-size-complex="18pt"/>
    </style:style>
    <style:style style:name="T2" style:family="text">
      <style:text-properties fo:font-size="18pt" fo:language="de" fo:country="DE" style:font-size-asian="18pt" style:font-size-complex="18pt"/>
    </style:style>
    <style:style style:name="T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 presentation:presentation-page-layout-name="AL1T1">
        <office:forms form:automatic-focus="false" form:apply-design-mode="false"/>
        <draw:frame presentation:style-name="pr1" draw:layer="layout" svg:width="21.6cm" svg:height="2.051cm" svg:x="1.4cm" svg:y="0.783cm" presentation:class="title">
          <draw:text-box>
            <text:p>Open Democracy – ein politisches System für alle, für die Zukunft</text:p>
          </draw:text-box>
        </draw:frame>
        <draw:frame presentation:style-name="pr2" draw:layer="layout" svg:width="25.199cm" svg:height="15.173cm" svg:x="1.4cm" svg:y="3.6cm" presentation:class="outline" presentation:user-transformed="true">
          <draw:text-box>
            <text:list text:style-name="L2">
              <text:list-item>
                <text:p>Politische Projekte effektiv und gemeinsam erarbeiten</text:p>
              </text:list-item>
              <text:list-item>
                <text:p>100% transparent</text:p>
              </text:list-item>
              <text:list-item>
                <text:p>100% demokratisch</text:p>
              </text:list-item>
              <text:list-item>
                <text:p>Jeder kann unmittelbar teilnehmen / jeder ist Politiker</text:p>
              </text:list-item>
              <text:list-item>
                <text:p>Übernahme der erfolgreichen Open Source Entwicklungstools</text:p>
              </text:list-item>
              <text:list-item>
                <text:p>Unabhängig – Es werden Vorschläge erarbeitet und dient nicht als Ansatz einer direkten Demokratie</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aster" presentation:presentation-page-layout-name="AL2T3">
        <office:forms form:automatic-focus="false" form:apply-design-mode="false"/>
        <draw:frame presentation:style-name="pr1" draw:layer="layout" svg:width="21.6cm" svg:height="1.616cm" svg:x="1.4cm" svg:y="1cm" presentation:class="title">
          <draw:text-box>
            <text:p>Politik heute <text:tab/><text:tab/><text:tab/>– <text:tab/><text:tab/><text:tab/><text:tab/>Politik Zukunft</text:p>
          </draw:text-box>
        </draw:frame>
        <draw:frame presentation:style-name="pr4" draw:text-style-name="P2" draw:layer="layout" svg:width="12.296cm" svg:height="11.373cm" svg:x="1.4cm" svg:y="8.8cm" presentation:class="outline" presentation:user-transformed="true">
          <draw:text-box>
            <text:list text:style-name="L2">
              <text:list-item>
                <text:p><text:span text:style-name="T1">Vorschläge eines Politikers oder einer Partei werden destruktiv behandelt </text:span></text:p>
              </text:list-item>
              <text:list-item>
                <text:p><text:span text:style-name="T1">gute Ansätze gehen schnell unter</text:span></text:p>
              </text:list-item>
              <text:list-item>
                <text:p><text:span text:style-name="T1">keine Erarbeitung von Ansätzen in großen offenen Gruppen (geschlossene Fraktionsausschüsse)</text:span></text:p>
              </text:list-item>
              <text:list-item>
                <text:p><text:span text:style-name="T1">nur Ergebnis (Gesetz) ist sichtbar, der Weg dahin ist intransparent (wer hat mitgearbeitet? Welche Lobby hat Einfluss genommen? Wer hat welchen Paragraph geschrieben?) </text:span></text:p>
              </text:list-item>
            </text:list>
          </draw:text-box>
        </draw:frame>
        <draw:frame presentation:style-name="pr4" draw:text-style-name="P2" draw:layer="layout" svg:width="12.296cm" svg:height="11.373cm" svg:x="14.311cm" svg:y="8.8cm" presentation:class="outline" presentation:user-transformed="true">
          <draw:text-box>
            <text:list text:style-name="L2">
              <text:list-item>
                <text:p><text:span text:style-name="T1">lernen </text:span><text:span text:style-name="T2">von</text:span><text:span text:style-name="T1"> Open Source (</text:span><text:span text:style-name="T2">konstruktiv</text:span><text:span text:style-name="T1"> statt </text:span><text:span text:style-name="T2">destruktiv</text:span><text:span text:style-name="T1">)</text:span></text:p>
              </text:list-item>
              <text:list-item>
                <text:p><text:span text:style-name="T1">produktive Erarbeitung von Ergebnissen in großen Gruppen</text:span></text:p>
              </text:list-item>
              <text:list-item>
                <text:p><text:span text:style-name="T1">100%ig transparent, es ist sichtbar wer wann welchen Vorschlag gemacht hat und was wann und wie geändert wurde (Github)</text:span></text:p>
              </text:list-item>
              <text:list-item>
                <text:p><text:span text:style-name="T1">Bewertung der Projekte durch Stimmenvergabe (ähnlich des „like“-Prinzip bei Facebook</text:span></text:p>
              </text:list-item>
            </text:list>
          </draw:text-box>
        </draw:frame>
        <draw:custom-shape draw:style-name="gr2" draw:text-style-name="P4" draw:layer="layout" svg:width="3.81cm" svg:height="1.397cm" svg:x="5.672cm" svg:y="5.427cm">
          <text:p text:style-name="P3"><text:span text:style-name="T3">dagegen!</text:span></text:p>
          <draw:enhanced-geometry svg:viewBox="0 0 21600 21600" draw:text-areas="0 0 21600 21600" draw:type="pentagon-right" draw:modifiers="216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3.937cm" svg:height="1.397cm" svg:x="1.47cm" svg:y="5.427cm">
          <text:p text:style-name="P3"><text:span text:style-name="T3">Vorschlag</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3.937cm" svg:height="1.397cm" svg:x="14.486cm" svg:y="5.3cm">
          <text:p text:style-name="P3"><text:span text:style-name="T3">Vorschlag</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3" draw:text-style-name="P6" draw:layer="layout" svg:width="7.415cm" svg:height="4.362cm" svg:x="19.185cm" svg:y="3.838cm">
          <text:list text:style-name="L1">
            <text:list-item>
              <text:p text:style-name="P5"><text:span text:style-name="T3">Verbesserung</text:span></text:p>
            </text:list-item>
            <text:list-item>
              <text:p text:style-name="P5"><text:span text:style-name="T3">Aufspaltung in verschiedene Ansätze</text:span></text:p>
            </text:list-item>
            <text:list-item>
              <text:p text:style-name="P5"><text:span text:style-name="T3">Diskussion</text:span></text:p>
            </text:list-item>
            <text:list-item>
              <text:p text:style-name="P5"><text:span text:style-name="T3">Bewertung</text:span></text:p>
            </text:list-item>
            <text:list-item>
              <text:p text:style-name="P5"><text:span text:style-name="T3">lernen und verbessern</text:span></text:p>
            </text:list-item>
          </text:list>
        </draw:rect>
        <draw:line draw:style-name="gr4" draw:text-style-name="P3" draw:layer="layout" svg:x1="13.8cm" svg:y1="4.2cm" svg:x2="13.8cm" svg:y2="19.6cm">
          <text:p/>
        </draw:lin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Master" presentation:presentation-page-layout-name="AL1T1">
        <office:forms form:automatic-focus="false" form:apply-design-mode="false"/>
        <draw:frame presentation:style-name="pr5" draw:layer="layout" svg:width="21.6cm" svg:height="1.616cm" svg:x="1.4cm" svg:y="1cm" presentation:class="title">
          <draw:text-box>
            <text:p>Politiker = Persönlichkeit</text:p>
          </draw:text-box>
        </draw:frame>
        <draw:frame presentation:style-name="pr2" draw:layer="layout" svg:width="25.199cm" svg:height="15.173cm" svg:x="1.4cm" svg:y="3.6cm" presentation:class="outline">
          <draw:text-box>
            <text:list text:style-name="L2">
              <text:list-item>
                <text:p>jeder Mensch ist Politiker – der Politiker steht im Mittelpunkt des gesamten Systems</text:p>
              </text:list-item>
              <text:list-item>
                <text:p>Das politische Profil eines Menschens ist Ausdruck seiner Ideale und Wertvorstellungen im politischen Kontext</text:p>
              </text:list-item>
              <text:list-item>
                <text:p>ein politisches Profil ist eine Form der Individualisierung</text:p>
              </text:list-item>
              <text:list-item>
                <text:p>das politische Profil ist ein Unikat</text:p>
              </text:list-item>
              <text:list-item>
                <text:p>eine Meinung zu haben bedeutet Politiker zu sein</text:p>
              </text:list-item>
              <text:list-item>
                <text:p>Das Politische Profil mit seinen Projekten ähnelt einem Profil bei Facebook im politischen Kontex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Master" presentation:presentation-page-layout-name="AL1T1">
        <office:forms form:automatic-focus="false" form:apply-design-mode="false"/>
        <draw:ellipse draw:style-name="gr5" draw:text-style-name="P3" draw:layer="layout" svg:width="13.2cm" svg:height="10.018cm" svg:x="7.6cm" svg:y="5.982cm">
          <text:p text:style-name="P3"/>
          <text:p text:style-name="P3">Der Politiker steht im Zentrum des Systems. </text:p>
          <text:p text:style-name="P3"/>
          <text:p text:style-name="P3"/>
          <text:p text:style-name="P3"/>
          <text:p text:style-name="P3"/>
          <text:p text:style-name="P3"/>
          <text:p text:style-name="P3"/>
          <text:p text:style-name="P3"/>
          <text:p text:style-name="P3">Er kann jedes Projekt erstellen und fungiert als ausführendes Organ</text:p>
        </draw:ellipse>
        <draw:frame presentation:style-name="pr1" draw:layer="layout" svg:width="21.6cm" svg:height="1.616cm" svg:x="1.4cm" svg:y="1cm" presentation:class="title" presentation:user-transformed="true">
          <draw:text-box>
            <text:p>Optionen für Projekte</text:p>
          </draw:text-box>
        </draw:frame>
        <draw:line draw:style-name="gr6" draw:text-style-name="P3" draw:layer="layout" svg:x1="12.8cm" svg:y1="9.348cm" svg:x2="9.2cm" svg:y2="6.2cm">
          <text:p/>
        </draw:line>
        <draw:line draw:style-name="gr7" draw:text-style-name="P3" draw:layer="layout" svg:x1="16cm" svg:y1="9.348cm" svg:x2="20cm" svg:y2="6.4cm">
          <text:p/>
        </draw:line>
        <draw:line draw:style-name="gr7" draw:text-style-name="P3" draw:layer="layout" svg:x1="17cm" svg:y1="11cm" svg:x2="21.809cm" svg:y2="12.6cm">
          <text:p/>
        </draw:line>
        <draw:line draw:style-name="gr7" draw:text-style-name="P3" draw:layer="layout" svg:x1="11.2cm" svg:y1="11cm" svg:x2="6.8cm" svg:y2="12.2cm">
          <text:p/>
        </draw:line>
        <draw:line draw:style-name="gr7" draw:text-style-name="P3" draw:layer="layout" svg:x1="12.8cm" svg:y1="12.6cm" svg:x2="10.6cm" svg:y2="16cm">
          <text:p/>
        </draw:line>
        <draw:rect draw:style-name="gr8" draw:text-style-name="P4" draw:layer="layout" svg:width="5.392cm" svg:height="2.794cm" svg:x="3.609cm" svg:y="3.188cm">
          <text:p text:style-name="P4">Gesetzesentwürfe</text:p>
        </draw:rect>
        <draw:rect draw:style-name="gr8" draw:text-style-name="P4" draw:layer="layout" svg:width="5.392cm" svg:height="2.794cm" svg:x="19.707cm" svg:y="3.315cm">
          <text:p text:style-name="P4">Bürgerinitiativen</text:p>
        </draw:rect>
        <draw:rect draw:style-name="gr8" draw:text-style-name="P4" draw:layer="layout" svg:width="5.391cm" svg:height="2.794cm" svg:x="0.808cm" svg:y="11.23cm">
          <text:p text:style-name="P4">Themenbereiche</text:p>
        </draw:rect>
        <draw:rect draw:style-name="gr8" draw:text-style-name="P4" draw:layer="layout" svg:width="5.391cm" svg:height="2.794cm" svg:x="21.809cm" svg:y="11.103cm">
          <text:p text:style-name="P4">Petitionen</text:p>
        </draw:rect>
        <draw:rect draw:style-name="gr8" draw:text-style-name="P4" draw:layer="layout" svg:width="5.391cm" svg:height="2.794cm" svg:x="7.6cm" svg:y="16.406cm">
          <text:p text:style-name="P4">Parteien</text:p>
        </draw:rect>
        <draw:ellipse draw:style-name="gr8" draw:text-style-name="P3" draw:layer="layout" svg:width="5.461cm" svg:height="3.302cm" svg:x="11.8cm" svg:y="9.298cm">
          <text:p text:style-name="P3">Politiker</text:p>
        </draw:ellipse>
        <draw:rect draw:style-name="gr8" draw:text-style-name="P4" draw:layer="layout" svg:width="5.391cm" svg:height="2.794cm" svg:x="16.4cm" svg:y="16.4cm">
          <text:p text:style-name="P4">…</text:p>
          <text:p text:style-name="P4">(erweiterbar)</text:p>
        </draw:rect>
        <draw:line draw:style-name="gr7" draw:text-style-name="P3" draw:layer="layout" svg:x1="15.6cm" svg:y1="12.8cm" svg:x2="17.8cm" svg:y2="16cm">
          <text:p/>
        </draw:lin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Master" presentation:presentation-page-layout-name="AL1T1">
        <office:forms form:automatic-focus="false" form:apply-design-mode="false"/>
        <draw:frame presentation:style-name="pr5" draw:layer="layout" svg:width="21.6cm" svg:height="1.616cm" svg:x="1.4cm" svg:y="1cm" presentation:class="title" presentation:user-transformed="true">
          <draw:text-box>
            <text:p>Möglichkeiten eines Politikers</text:p>
          </draw:text-box>
        </draw:frame>
        <draw:custom-shape draw:style-name="gr9" draw:text-style-name="P4" xml:id="id1" draw:id="id1" draw:layer="layout" svg:width="4.572cm" svg:height="2.794cm" svg:x="0.6cm" svg:y="10.206cm">
          <text:p text:style-name="P4">Politiker</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5.857cm" svg:height="0.963cm" svg:x="2.743cm" svg:y="9.244cm">
          <draw:text-box>
            <text:p text:style-name="P7">ein Politiker kann...</text:p>
          </draw:text-box>
        </draw:frame>
        <draw:rect draw:style-name="gr8" draw:text-style-name="P4" xml:id="id2" draw:id="id2" draw:layer="layout" svg:width="12.7cm" svg:height="1.016cm" svg:x="14.717cm" svg:y="3.457cm">
          <text:p text:style-name="P4">Projekte erstelllen</text:p>
        </draw:rect>
        <draw:connector draw:style-name="gr11" draw:text-style-name="P3" draw:layer="layout" draw:type="curve" svg:x1="5.172cm" svg:y1="11.603cm" svg:x2="14.717cm" svg:y2="3.965cm" draw:start-shape="id1" draw:start-glue-point="10" draw:end-shape="id2" draw:end-glue-point="3" svg:d="M5172 11603c7159 0 2387-7638 9545-7638">
          <text:p/>
        </draw:connector>
        <draw:connector draw:style-name="gr11" draw:text-style-name="P3" draw:layer="layout" draw:type="curve" svg:x1="5.172cm" svg:y1="11.603cm" svg:x2="14.717cm" svg:y2="8.371cm" draw:start-shape="id1" draw:start-glue-point="10" svg:d="M5172 11603c7534 0 2762-3232 9545-3232">
          <text:p/>
        </draw:connector>
        <draw:rect draw:style-name="gr3" draw:text-style-name="P4" xml:id="id3" draw:id="id3" draw:layer="layout" svg:width="12.7cm" svg:height="1.648cm" svg:x="14.7cm" svg:y="9.753cm">
          <text:p text:style-name="P4">sich aus Themenbereichen ein Profil erstellen</text:p>
        </draw:rect>
        <draw:connector draw:style-name="gr11" draw:text-style-name="P3" draw:layer="layout" draw:type="curve" svg:x1="5.172cm" svg:y1="11.603cm" svg:x2="14.7cm" svg:y2="10.577cm" draw:start-shape="id1" draw:start-glue-point="10" draw:end-shape="id3" draw:end-glue-point="3" svg:d="M5172 11603c7146 0 2382-1026 9528-1026">
          <text:p/>
        </draw:connector>
        <draw:rect draw:style-name="gr8" draw:text-style-name="P4" xml:id="id4" draw:id="id4" draw:layer="layout" svg:width="12.7cm" svg:height="2.028cm" svg:x="14.717cm" svg:y="16.8cm">
          <text:p text:style-name="P4">Mitglied beliebig vieler Parteien werden</text:p>
          <text:p text:style-name="P3">/ eine neue Partei gründen</text:p>
        </draw:rect>
        <draw:connector draw:style-name="gr11" draw:text-style-name="P3" draw:layer="layout" draw:type="curve" svg:x1="5.172cm" svg:y1="11.603cm" svg:x2="14.717cm" svg:y2="17.814cm" draw:start-shape="id1" draw:start-glue-point="10" draw:end-shape="id4" draw:end-glue-point="3" svg:d="M5172 11603c7159 0 2387 6211 9545 6211">
          <text:p/>
        </draw:connector>
        <draw:rect draw:style-name="gr8" draw:text-style-name="P4" xml:id="id5" draw:id="id5" draw:layer="layout" svg:width="12.7cm" svg:height="1.589cm" svg:x="14.717cm" svg:y="5.174cm">
          <text:p text:style-name="P4">Anfragen zur Änderung fremder </text:p>
          <text:p text:style-name="P4">Projekte stellen (Pull Request)</text:p>
        </draw:rect>
        <draw:connector draw:style-name="gr11" draw:text-style-name="P3" draw:layer="layout" draw:type="curve" svg:x1="5.172cm" svg:y1="11.603cm" svg:x2="14.717cm" svg:y2="5.968cm" draw:start-shape="id1" draw:start-glue-point="10" draw:end-shape="id5" svg:d="M5172 11603c7159 0 2387-5635 9545-5635">
          <text:p/>
        </draw:connector>
        <draw:rect draw:style-name="gr12" draw:text-style-name="P8" draw:layer="layout" svg:width="12.7cm" svg:height="1.589cm" svg:x="14.717cm" svg:y="7.464cm">
          <text:p text:style-name="P8">Gesetzesentwürfe zu Themenbereichen zusammenstellen</text:p>
        </draw:rect>
        <draw:rect draw:style-name="gr13" draw:text-style-name="P4" xml:id="id6" draw:id="id6" draw:layer="layout" svg:width="12.7cm" svg:height="1.648cm" svg:x="14.7cm" svg:y="12.103cm">
          <text:p text:style-name="P4">Stimmen für Projekte oder andere Politiker vergeben</text:p>
        </draw:rect>
        <draw:rect draw:style-name="gr13" draw:text-style-name="P4" xml:id="id7" draw:id="id7" draw:layer="layout" svg:width="12.7cm" svg:height="1.648cm" svg:x="14.7cm" svg:y="14.452cm">
          <text:p text:style-name="P4">Anderen Projekten oder Politikern folgen</text:p>
        </draw:rect>
        <draw:connector draw:style-name="gr11" draw:text-style-name="P3" draw:layer="layout" draw:type="curve" svg:x1="5.172cm" svg:y1="11.603cm" svg:x2="14.7cm" svg:y2="12.927cm" draw:start-shape="id1" draw:start-glue-point="10" draw:end-shape="id6" draw:end-glue-point="3" svg:d="M5172 11603c7146 0 2382 1324 9528 1324">
          <text:p/>
        </draw:connector>
        <draw:connector draw:style-name="gr11" draw:text-style-name="P3" draw:layer="layout" draw:type="curve" svg:x1="5.172cm" svg:y1="11.603cm" svg:x2="14.7cm" svg:y2="15.276cm" draw:start-shape="id1" draw:start-glue-point="10" draw:end-shape="id7" draw:end-glue-point="3" svg:d="M5172 11603c7146 0 2382 3673 9528 3673">
          <text:p/>
        </draw:connecto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Master" presentation:presentation-page-layout-name="AL1T1">
        <office:forms form:automatic-focus="false" form:apply-design-mode="false"/>
        <draw:ellipse draw:style-name="gr5" draw:text-style-name="P3" draw:layer="layout" svg:width="10.6cm" svg:height="3.6cm" svg:x="5.2cm" svg:y="10.3cm">
          <text:p text:style-name="P3">Aus Themenbereichen ein politisches Profil erstellen</text:p>
        </draw:ellipse>
        <draw:ellipse draw:style-name="gr14" draw:text-style-name="P3" draw:layer="layout" svg:width="8.8cm" svg:height="3.4cm" svg:x="1.5cm" svg:y="6.8cm">
          <text:p/>
        </draw:ellipse>
        <draw:ellipse draw:style-name="gr5" draw:text-style-name="P3" draw:layer="layout" svg:width="12.2cm" svg:height="3.4cm" svg:x="4.6cm" svg:y="14.1cm">
          <text:p>Parteien bestehen aus Politikern als Mitgliedern und Themenbereichen als „Parteiprogramm“</text:p>
        </draw:ellipse>
        <draw:frame presentation:style-name="pr1" draw:layer="layout" svg:width="21.6cm" svg:height="1.616cm" svg:x="1.4cm" svg:y="1cm" presentation:class="title" presentation:user-transformed="true">
          <draw:text-box>
            <text:p>Verknüpfung zwischen Projekten</text:p>
          </draw:text-box>
        </draw:frame>
        <draw:rect draw:style-name="gr8" draw:text-style-name="P4" draw:layer="layout" svg:width="5.392cm" svg:height="2.794cm" svg:x="3.609cm" svg:y="3.187cm">
          <text:p text:style-name="P4">Gesetzesentwürfe</text:p>
        </draw:rect>
        <draw:rect draw:style-name="gr8" draw:text-style-name="P4" draw:layer="layout" svg:width="5.392cm" svg:height="2.794cm" svg:x="19.707cm" svg:y="3.314cm">
          <text:p text:style-name="P4">Bürgerinitiativen</text:p>
        </draw:rect>
        <draw:rect draw:style-name="gr8" draw:text-style-name="P4" draw:layer="layout" svg:width="5.391cm" svg:height="2.794cm" svg:x="0.808cm" svg:y="11.229cm">
          <text:p text:style-name="P4">Themenbereiche</text:p>
        </draw:rect>
        <draw:rect draw:style-name="gr8" draw:text-style-name="P4" draw:layer="layout" svg:width="5.391cm" svg:height="2.794cm" svg:x="21.809cm" svg:y="11.102cm">
          <text:p text:style-name="P4">Petitionen</text:p>
        </draw:rect>
        <draw:rect draw:style-name="gr8" draw:text-style-name="P4" draw:layer="layout" svg:width="5.391cm" svg:height="2.794cm" svg:x="11.609cm" svg:y="16.806cm">
          <text:p text:style-name="P4">Parteien</text:p>
        </draw:rect>
        <draw:line draw:style-name="gr15" draw:text-style-name="P3" draw:layer="layout" svg:x1="6.3cm" svg:y1="6.1cm" svg:x2="4.5cm" svg:y2="10.9cm">
          <text:p/>
        </draw:line>
        <draw:frame draw:style-name="gr16" draw:layer="layout" svg:width="7.8cm" svg:height="2.387cm" svg:x="2.5cm" svg:y="7.413cm">
          <draw:text-box>
            <text:p>Ein Themenbereich wird aus Gesetzesentwürfen zusammengestellt</text:p>
          </draw:text-box>
        </draw:frame>
        <draw:ellipse draw:style-name="gr8" draw:text-style-name="P3" draw:layer="layout" svg:width="5.461cm" svg:height="3.302cm" svg:x="13.4cm" svg:y="8.498cm">
          <text:p text:style-name="P3">Politiker</text:p>
        </draw:ellipse>
        <draw:line draw:style-name="gr17" draw:text-style-name="P3" draw:layer="layout" svg:x1="16.6cm" svg:y1="11.8cm" svg:x2="14.2cm" svg:y2="16.806cm">
          <text:p/>
        </draw:line>
        <draw:line draw:style-name="gr17" draw:text-style-name="P3" draw:layer="layout" svg:x1="6.5cm" svg:y1="12cm" svg:x2="13.8cm" svg:y2="11cm">
          <text:p/>
        </draw:line>
        <draw:line draw:style-name="gr17" draw:text-style-name="P3" draw:layer="layout" svg:x1="4.4cm" svg:y1="14.2cm" svg:x2="11.4cm" svg:y2="18cm">
          <text:p/>
        </draw:lin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aster" presentation:presentation-page-layout-name="AL1T1">
        <office:forms form:automatic-focus="false" form:apply-design-mode="false"/>
        <draw:frame presentation:style-name="pr1" draw:layer="layout" svg:width="21.6cm" svg:height="1.616cm" svg:x="1.4cm" svg:y="1cm" presentation:class="title" presentation:user-transformed="true">
          <draw:text-box>
            <text:p>Input-Parameter für Projekte</text:p>
          </draw:text-box>
        </draw:frame>
        <draw:frame presentation:style-name="pr2" draw:layer="layout" svg:width="25.199cm" svg:height="15.173cm" svg:x="1.4cm" svg:y="3.6cm" presentation:class="outline" presentation:user-transformed="true">
          <draw:text-box>
            <text:list text:style-name="L2">
              <text:list-item>
                <text:p text:style-name="P5">Auswahl (Gesetzesentwurf, Themenbereich, Bürgerinitiative, Petition, Partei...)</text:p>
              </text:list-item>
              <text:list-item>
                <text:p text:style-name="P5">Ort bzw. regionale Einschränkung (Europa, Deutschland, Berlin, Bezirk xy...)</text:p>
              </text:list-item>
              <text:list-item>
                <text:p text:style-name="P5">Thema</text:p>
              </text:list-item>
              <text:list-item>
                <text:p text:style-name="P5">Aufbauend auf (z.B. Aufbau auf bestehendem Gesetz)</text:p>
              </text:list-item>
              <text:list-item>
                <text:p text:style-name="P5">Ersteller (automatisch)</text:p>
              </text:list-item>
            </text:list>
            <text:p text:style-name="P5"/>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office:forms form:automatic-focus="false" form:apply-design-mode="false"/>
        <draw:frame presentation:style-name="pr1" draw:layer="layout" svg:width="21.6cm" svg:height="1.616cm" svg:x="1.4cm" svg:y="1cm" presentation:class="title">
          <draw:text-box>
            <text:p>Beispiel <text:s/>der Input-Parameter für ein Projekt</text:p>
          </draw:text-box>
        </draw:frame>
        <draw:frame presentation:style-name="pr2" draw:layer="layout" svg:width="25.199cm" svg:height="15.173cm" svg:x="1.4cm" svg:y="3.6cm" presentation:class="outline">
          <draw:text-box>
            <text:p>Input Parameter:</text:p>
            <text:list text:style-name="L2">
              <text:list-item>
                <text:p>Bereich: Gesetz</text:p>
              </text:list-item>
              <text:list-item>
                <text:p>Ort bzw. regionale Einschränkung: Deutschland</text:p>
              </text:list-item>
              <text:list-item>
                <text:p>Thema: Grundgesetz</text:p>
              </text:list-item>
              <text:list-item>
                <text:p>Aufbau auf bestehendem Gesetz: Ja (Auswahl aus Bundesgit)</text:p>
              </text:list-item>
              <text:list-item>
                <text:p>Ersteller: Michael Schmidt</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Master" presentation:presentation-page-layout-name="AL3T14">
        <office:forms form:automatic-focus="false" form:apply-design-mode="false"/>
        <draw:frame presentation:style-name="pr7" draw:layer="layout" svg:width="21.6cm" svg:height="2.051cm" svg:x="1.4cm" svg:y="0.783cm" presentation:class="title">
          <draw:text-box>
            <text:p>Unterschiede zwischen den verschiedenen Projekten</text:p>
          </draw:text-box>
        </draw:frame>
        <draw:frame presentation:style-name="pr8" draw:layer="layout" svg:width="25.199cm" svg:height="7.236cm" svg:x="1.4cm" svg:y="3.9cm" presentation:class="outline" presentation:user-transformed="true">
          <draw:text-box>
            <text:p>Wie sehen die Projekte im einzelnen aus? / Was für Unterschiede gibt es zwischen den Projekten?</text:p>
          </draw:text-box>
        </draw:frame>
        <draw:frame presentation:style-name="pr9" draw:layer="layout" svg:width="25.199cm" svg:height="11.56cm" svg:x="1.4cm" svg:y="7.5cm" presentation:class="outline" presentation:user-transformed="true">
          <draw:text-box>
            <text:p>Gesetzesentwurf:</text:p>
            <text:list text:style-name="L2">
              <text:list-item>
                <text:p>eine Seite Beschreibung des Vorhabens inklusive Festlegung des Rahmens</text:p>
              </text:list-item>
              <text:list-item>
                <text:p>eventuell Festlegung welches Gesetz / welche Gesetze ersetzt werden sollen (Beispielsweise das Grundgesetz)</text:p>
              </text:list-item>
              <text:list-item>
                <text:p>Erarbeitung eines Gesetzesvorschlags anhand von Gesetzesparagraphen (bei Aufbau auf bestehenden Gesetzen dient das bestehende Gesetz als Grundlage welche angepasst wird (direkte Verbindung zum Bundesgit möglich?)</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Master" presentation:presentation-page-layout-name="AL3T14">
        <office:forms form:automatic-focus="false" form:apply-design-mode="false"/>
        <draw:frame presentation:style-name="pr10" draw:layer="layout" svg:width="21.6cm" svg:height="2.051cm" svg:x="1.4cm" svg:y="0.783cm" presentation:class="title" presentation:user-transformed="true">
          <draw:text-box>
            <text:p>Unterschiede zwischen den verschiedenen Projekten 2</text:p>
          </draw:text-box>
        </draw:frame>
        <draw:frame presentation:style-name="pr11" draw:layer="layout" svg:width="25.199cm" svg:height="7.236cm" svg:x="1.4cm" svg:y="3.6cm" presentation:class="outline">
          <draw:text-box>
            <text:p>Themenbereich:</text:p>
            <text:list text:style-name="L2">
              <text:list-item>
                <text:p>Zusammenstellung von Gesetzesentwürfen zu einem Thema (Beispiel: Gesundheit)</text:p>
              </text:list-item>
              <text:list-item>
                <text:p>Durch die Zusammenstellung wird ein umfassendes Bild eines politischen Bereichs erreicht.</text:p>
              </text:list-item>
            </text:list>
          </draw:text-box>
        </draw:frame>
        <draw:frame presentation:style-name="pr11" draw:layer="layout" svg:width="25.199cm" svg:height="7.236cm" svg:x="1.4cm" svg:y="11.524cm" presentation:class="outline">
          <draw:text-box>
            <text:p>Bürgerinitiative:</text:p>
            <text:list text:style-name="L2">
              <text:list-item>
                <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Master" presentation:presentation-page-layout-name="AL3T14">
        <office:forms form:automatic-focus="false" form:apply-design-mode="false"/>
        <draw:frame presentation:style-name="pr10" draw:layer="layout" svg:width="21.6cm" svg:height="2.051cm" svg:x="1.4cm" svg:y="0.783cm" presentation:class="title" presentation:user-transformed="true">
          <draw:text-box>
            <text:p>Unterschiede zwischen den verschiedenen Projekten 3</text:p>
          </draw:text-box>
        </draw:frame>
        <draw:frame presentation:style-name="pr11" draw:layer="layout" svg:width="25.199cm" svg:height="7.236cm" svg:x="1.4cm" svg:y="3.6cm" presentation:class="outline">
          <draw:text-box>
            <text:p>Petition:</text:p>
            <text:list text:style-name="L2">
              <text:list-item>
                <text:p/>
              </text:list-item>
            </text:list>
          </draw:text-box>
        </draw:frame>
        <draw:frame presentation:style-name="pr11" draw:layer="layout" svg:width="25.199cm" svg:height="7.236cm" svg:x="1.4cm" svg:y="11.524cm" presentation:class="outline">
          <draw:text-box>
            <text:p>Partei:</text:p>
            <text:list text:style-name="L2">
              <text:list-item>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Master" presentation:presentation-page-layout-name="AL2T3">
        <office:forms form:automatic-focus="false" form:apply-design-mode="false"/>
        <draw:frame presentation:style-name="pr7" draw:layer="layout" svg:width="23.6cm" svg:height="2.051cm" svg:x="1.4cm" svg:y="0.783cm" presentation:class="title" presentation:user-transformed="true">
          <draw:text-box>
            <text:p>Bürgerinitiative heute<text:tab/><text:tab/>–<text:tab/>Bürgerinitiative Zukunft<text:tab/>1</text:p>
          </draw:text-box>
        </draw:frame>
        <draw:frame presentation:style-name="pr4" draw:text-style-name="P2" draw:layer="layout" svg:width="12.296cm" svg:height="11.373cm" svg:x="1.4cm" svg:y="8.8cm" presentation:class="outline" presentation:user-transformed="true">
          <draw:text-box>
            <text:list text:style-name="L2">
              <text:list-item>
                <text:p><text:span text:style-name="T1">Die Initiative wird in einer Frühphase von einer kleinen Gruppe erarbeitet</text:span></text:p>
              </text:list-item>
              <text:list-item>
                <text:p><text:span text:style-name="T1">Änderungen sind für einzelne Personen nur schwer machbar, man muss sehr tief in der Bürgerinitiative verwurzelt sein</text:span></text:p>
              </text:list-item>
              <text:list-item>
                <text:p><text:span text:style-name="T1">Es ist meist intransparent wie das Ergebnis zustande gekommen ist (Wer hat die Vorschläge gemacht? Wie wurde darüber abgestimmt?...)</text:span></text:p>
              </text:list-item>
              <text:list-item>
                <text:p><text:span text:style-name="T1">Meist ist die komplette Hierarchiestruktur einer Initiative Intransparent</text:span></text:p>
              </text:list-item>
            </text:list>
          </draw:text-box>
        </draw:frame>
        <draw:frame presentation:style-name="pr4" draw:text-style-name="P2" draw:layer="layout" svg:width="12.296cm" svg:height="11.373cm" svg:x="14.311cm" svg:y="8.8cm" presentation:class="outline" presentation:user-transformed="true">
          <draw:text-box>
            <text:list text:style-name="L2">
              <text:list-item>
                <text:p><text:span text:style-name="T1">lernen </text:span><text:span text:style-name="T2">von</text:span><text:span text:style-name="T1"> Open Source (</text:span><text:span text:style-name="T2">konstruktiv</text:span><text:span text:style-name="T1"> statt </text:span><text:span text:style-name="T2">destruktiv</text:span><text:span text:style-name="T1">)</text:span></text:p>
              </text:list-item>
              <text:list-item>
                <text:p><text:span text:style-name="T1">produktive Erarbeitung von Ergebnissen in großen Gruppen</text:span></text:p>
              </text:list-item>
              <text:list-item>
                <text:p><text:span text:style-name="T1">100%ige Transparenz, es ist sichtbar wer wann welchen Vorschlag gemacht hat und was wann und wie geändert wurde (Github)</text:span></text:p>
              </text:list-item>
              <text:list-item>
                <text:p><text:span text:style-name="T1">Bewertung „like“ oder „folgen“ durch Facebook und Twitter (demokratisches Prinzip von Anfang an</text:span></text:p>
              </text:list-item>
            </text:list>
          </draw:text-box>
        </draw:frame>
        <draw:custom-shape draw:style-name="gr2" draw:text-style-name="P4" draw:layer="layout" svg:width="3.81cm" svg:height="1.397cm" svg:x="9cm" svg:y="5.427cm">
          <text:p text:style-name="P4"><text:span text:style-name="T3">Ja / Nein</text:span></text:p>
          <draw:enhanced-geometry svg:viewBox="0 0 21600 21600" draw:text-areas="0 0 21600 21600" draw:type="pentagon-right" draw:modifiers="2160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4" draw:layer="layout" svg:width="4.314cm" svg:height="2.7cm" svg:x="14.671cm" svg:y="4.9cm">
          <text:p text:style-name="P4"><text:span text:style-name="T3">Problem / Bürgerbegehren</text:span></text:p>
          <draw:enhanced-geometry svg:viewBox="0 0 21600 21600" draw:text-areas="0 0 21600 21600" draw:type="pentagon-right" draw:modifiers="18085.932792584" draw:enhanced-path="M 0 0 L ?f0 0 21600 10800 ?f0 21600 0 21600 Z N">
            <draw:equation draw:name="f0" draw:formula="$0 "/>
            <draw:handle draw:handle-position="$0 top" draw:handle-range-x-minimum="0" draw:handle-range-x-maximum="21600"/>
          </draw:enhanced-geometry>
        </draw:custom-shape>
        <draw:rect draw:style-name="gr3" draw:text-style-name="P6" draw:layer="layout" svg:width="7.415cm" svg:height="4.362cm" svg:x="19.185cm" svg:y="3.838cm">
          <text:list text:style-name="L1">
            <text:list-item>
              <text:p text:style-name="P6"><text:span text:style-name="T3">Vorschläge von jedem auf der Open Democracy Plattform</text:span></text:p>
            </text:list-item>
            <text:list-item>
              <text:p text:style-name="P6"><text:span text:style-name="T3">Bewertung und Ausarbeitung</text:span></text:p>
            </text:list-item>
            <text:list-item>
              <text:p text:style-name="P6"><text:span text:style-name="T3">keine Hierarchieebenen</text:span></text:p>
            </text:list-item>
          </text:list>
        </draw:rect>
        <draw:line draw:style-name="gr4" draw:text-style-name="P3" draw:layer="layout" svg:x1="13.8cm" svg:y1="4.2cm" svg:x2="13.8cm" svg:y2="19.6cm">
          <text:p/>
        </draw:line>
        <draw:custom-shape draw:style-name="gr18" draw:text-style-name="P4" draw:layer="layout" svg:width="6.93cm" svg:height="3.424cm" svg:x="1.471cm" svg:y="4.401cm">
          <text:p text:style-name="P4"><text:span text:style-name="T3">Ausarbeitung eines Änderungsvorschlags von einer kleinen Gruppe</text:span></text:p>
          <draw:enhanced-geometry svg:viewBox="0 0 21600 21600" draw:text-areas="0 0 21600 21600" draw:type="pentagon-right" draw:modifiers="18271.6491126822"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Master" presentation:presentation-page-layout-name="AL2T3">
        <office:forms form:automatic-focus="false" form:apply-design-mode="false"/>
        <draw:frame presentation:style-name="pr7" draw:layer="layout" svg:width="23.6cm" svg:height="2.051cm" svg:x="1.4cm" svg:y="0.783cm" presentation:class="title" presentation:user-transformed="true">
          <draw:text-box>
            <text:p>Bürgerinitiative heute<text:tab/><text:tab/>–<text:tab/>Bürgerinitiative Zukunft<text:tab/>2</text:p>
          </draw:text-box>
        </draw:frame>
        <draw:frame presentation:style-name="pr4" draw:text-style-name="P2" draw:layer="layout" svg:width="12.296cm" svg:height="11.373cm" svg:x="1.4cm" svg:y="8.8cm" presentation:class="outline" presentation:user-transformed="true">
          <draw:text-box>
            <text:list text:style-name="L2">
              <text:list-item>
                <text:p><text:span text:style-name="T1">Die Macht liegt bei solchen Gruppierungen häufig bei den Personen die am lautesten „schreien“ bzw. die sich am besten vermarkten können</text:span></text:p>
              </text:list-item>
              <text:list-item>
                <text:p><text:span text:style-name="T1">Koordination sehr schwierig. Es gibt Beispielsweise mindestens 50 Initiativen gegen Stuttgart 21.</text:span></text:p>
              </text:list-item>
            </text:list>
          </draw:text-box>
        </draw:frame>
        <draw:frame presentation:style-name="pr4" draw:text-style-name="P2" draw:layer="layout" svg:width="12.296cm" svg:height="11.373cm" svg:x="14.311cm" svg:y="8.8cm" presentation:class="outline" presentation:user-transformed="true">
          <draw:text-box>
            <text:list text:style-name="L2">
              <text:list-item>
                <text:p><text:span text:style-name="T1">Hierarchien sind nicht erforderlich, da die Bürgerinitiative demokratisch auf der Plattform erarbeitet wird</text:span></text:p>
              </text:list-item>
            </text:list>
          </draw:text-box>
        </draw:frame>
        <draw:custom-shape draw:style-name="gr2" draw:text-style-name="P4" draw:layer="layout" svg:width="3.81cm" svg:height="1.397cm" svg:x="9cm" svg:y="5.427cm">
          <text:p text:style-name="P4"><text:span text:style-name="T3">Ja / Nein</text:span></text:p>
          <draw:enhanced-geometry svg:viewBox="0 0 21600 21600" draw:text-areas="0 0 21600 21600" draw:type="pentagon-right" draw:modifiers="2160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4" draw:layer="layout" svg:width="6.93cm" svg:height="3.424cm" svg:x="1.47cm" svg:y="4.4cm">
          <text:p text:style-name="P4"><text:span text:style-name="T3">Ausarbeitung eines Änderungsvorschlags von einer kleinen Gruppe</text:span></text:p>
          <draw:enhanced-geometry svg:viewBox="0 0 21600 21600" draw:text-areas="0 0 21600 21600" draw:type="pentagon-right" draw:modifiers="18271.6491126822" draw:enhanced-path="M 0 0 L ?f0 0 21600 10800 ?f0 21600 0 21600 Z N">
            <draw:equation draw:name="f0" draw:formula="$0 "/>
            <draw:handle draw:handle-position="$0 top" draw:handle-range-x-minimum="0" draw:handle-range-x-maximum="21600"/>
          </draw:enhanced-geometry>
        </draw:custom-shape>
        <draw:custom-shape draw:style-name="gr18" draw:text-style-name="P4" draw:layer="layout" svg:width="4.314cm" svg:height="2.7cm" svg:x="14.671cm" svg:y="4.9cm">
          <text:p text:style-name="P4"><text:span text:style-name="T3">Problem / Bürgerbegehren</text:span></text:p>
          <draw:enhanced-geometry svg:viewBox="0 0 21600 21600" draw:text-areas="0 0 21600 21600" draw:type="pentagon-right" draw:modifiers="18085.932792584" draw:enhanced-path="M 0 0 L ?f0 0 21600 10800 ?f0 21600 0 21600 Z N">
            <draw:equation draw:name="f0" draw:formula="$0 "/>
            <draw:handle draw:handle-position="$0 top" draw:handle-range-x-minimum="0" draw:handle-range-x-maximum="21600"/>
          </draw:enhanced-geometry>
        </draw:custom-shape>
        <draw:rect draw:style-name="gr3" draw:text-style-name="P6" draw:layer="layout" svg:width="7.415cm" svg:height="4.362cm" svg:x="19.185cm" svg:y="3.838cm">
          <text:list text:style-name="L1">
            <text:list-item>
              <text:p text:style-name="P6"><text:span text:style-name="T3">Vorschläge von jedem auf der Open Democracy Plattform</text:span></text:p>
            </text:list-item>
            <text:list-item>
              <text:p text:style-name="P6"><text:span text:style-name="T3">Bewertung und Ausarbeitung</text:span></text:p>
            </text:list-item>
            <text:list-item>
              <text:p text:style-name="P6"><text:span text:style-name="T3">keine Hierarchieebenen</text:span></text:p>
            </text:list-item>
          </text:list>
        </draw:rect>
        <draw:line draw:style-name="gr4" draw:text-style-name="P3" draw:layer="layout" svg:x1="13.8cm" svg:y1="4.2cm" svg:x2="13.8cm" svg:y2="19.6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Master" presentation:presentation-page-layout-name="AL1T1">
        <office:forms form:automatic-focus="false" form:apply-design-mode="false"/>
        <draw:frame presentation:style-name="pr1" draw:layer="layout" svg:width="21.6cm" svg:height="1.616cm" svg:x="1.4cm" svg:y="1cm" presentation:class="title">
          <draw:text-box>
            <text:p>Vorschläge für „Stimmen“ / „Like“-Prinzip<text:tab/>1</text:p>
          </draw:text-box>
        </draw:frame>
        <draw:frame presentation:style-name="pr2" draw:layer="layout" svg:width="25.199cm" svg:height="15.188cm" svg:x="1.4cm" svg:y="3.6cm" presentation:class="outline" presentation:user-transformed="true">
          <draw:text-box>
            <text:list text:style-name="L2">
              <text:list-item>
                <text:p>Ziel ist es alle Leute/Politiker in das System mit einzubeziehen</text:p>
              </text:list-item>
              <text:list-item>
                <text:p>Erfahrungsgemäß beteiligt sich immer nur ein kleiner Teil der Leute aktiv an solchen Projekten</text:p>
              </text:list-item>
              <text:list-item>
                <text:p>Die Anzahl der Leute die mitlesen bzw. eine Meinung zu einer Sache haben ist bedeutend höher</text:p>
              </text:list-item>
              <text:list-item>
                <text:p>Das Prinzip des „like“ oder „folgen“ bei Facebook und Twitter ist sehr erfolgreich. Durch Übernahme des Prinzips lässt sich gut ablesen ob ein Projekt erfolgreich / beliebt ist</text:p>
              </text:list-item>
              <text:list-item>
                <text:p>Um Missbrauch zu verhindern sind nur positive Stimmen und keine negative Stimmen möglich</text:p>
              </text:list-item>
              <text:list-item>
                <text:p>Die Bewertung in Open Democracy sind „Stimmen“:</text:p>
                <text:list>
                  <text:list-item>
                    <text:p>Für jedes Projekt und für jeden Politiker lassen sich Stimmen vergeben</text:p>
                  </text:list-item>
                  <text:list-item>
                    <text:p>Es kann nur eine Stimme pro Projekt oder Politiker vergeben werden </text:p>
                  </text:list-item>
                  <text:list-item>
                    <text:p>Es ist möglich beliebig vielen Politikern oder Projekten Stimmen zu geben</text:p>
                  </text:list-item>
                  <text:list-item>
                    <text:p>Stimmen lassen sich zu jederzeit auch wieder entfernen (wenn einem das Projekt beispielsweise nicht mehr gefällt oder man ein anderes Projekt besser find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office:forms form:automatic-focus="false" form:apply-design-mode="false"/>
        <draw:frame presentation:style-name="pr5" draw:layer="layout" svg:width="21.6cm" svg:height="1.616cm" svg:x="1.4cm" svg:y="1cm" presentation:class="title">
          <draw:text-box>
            <text:p>Vorschläge für „Stimmen“ / „Like“-Prinzip<text:tab/>2</text:p>
          </draw:text-box>
        </draw:frame>
        <draw:frame presentation:style-name="pr2" draw:layer="layout" svg:width="25.199cm" svg:height="15.173cm" svg:x="1.4cm" svg:y="3.6cm" presentation:class="outline">
          <draw:text-box>
            <text:list text:style-name="L2">
              <text:list-item>
                <text:p>Einzelne Bereiche innerhalb eines Projekts (Beispielsweise ein Paragraph eines Gesetzesentwurfes) lässt sich auch mit einer Stimme bewerten. Jedoch wirken sich diese Stimmen nicht auf die Stimmenanzahl des gesamten Projekts aus. Sie dienen dazu innerhalb eines Projekts Bewertungen vorzunehmen.</text:p>
              </text:list-item>
              <text:list-item>
                <text:p>Die Stimmen lassen sich nach verschieden Kriterien auswerten. So kann angezeigt werden wie viele Stimmen ein Projekt absolut hat. Aber interessant wäre es auch zu sehen wie viele Stimmen sich ergeben wenn man die Stimmen / Follower zählt die alle Politiker haben die ihre Stimme für das Projekt gegeben haben </text:p>
                <text:list>
                  <text:list-item>
                    <text:p>Beispiel: Politiker 1 hat 512 Stimmen, Politiker 2 102, Politiker 3 901</text:p>
                    <text:p>Wird das Projekt xy von diesen 3 Politikern unterstützt ergibt sich folgende Auswertung:</text:p>
                  </text:list-item>
                </text:list>
              </text:list-item>
            </text:list>
          </draw:text-box>
        </draw:frame>
        <draw:frame draw:style-name="standard" draw:layer="layout" svg:width="20.602cm" svg:height="3.911cm" svg:x="3.768cm" svg:y="12.766cm">
          <table:table table:template-name="orange" table:use-first-row-styles="true">
            <table:table-column table:style-name="co1"/>
            <table:table-column table:style-name="co2"/>
            <table:table-column table:style-name="co3"/>
            <table:table-row table:style-name="ro1" table:default-cell-style-name="ce1">
              <table:table-cell>
                <text:p text:style-name="P9">Projekt</text:p>
              </table:table-cell>
              <table:table-cell>
                <text:p text:style-name="P9">Stimmen</text:p>
              </table:table-cell>
              <table:table-cell>
                <text:p text:style-name="P9">Politikerstimmen</text:p>
              </table:table-cell>
            </table:table-row>
            <table:table-row table:style-name="ro1" table:default-cell-style-name="ce2">
              <table:table-cell>
                <text:p>Projekt xy</text:p>
              </table:table-cell>
              <table:table-cell>
                <text:p>3</text:p>
              </table:table-cell>
              <table:table-cell>
                <text:p>1515</text:p>
              </table:table-cell>
            </table:table-row>
            <table:table-row table:style-name="ro1" table:default-cell-style-name="ce3">
              <table:table-cell>
                <text:p text:style-name="P10">Projekt yz</text:p>
              </table:table-cell>
              <table:table-cell>
                <text:p text:style-name="P10">10</text:p>
              </table:table-cell>
              <table:table-cell>
                <text:p text:style-name="P10">241</text:p>
              </table:table-cell>
            </table:table-row>
            <table:table-row table:style-name="ro1" table:default-cell-style-name="ce3">
              <table:table-cell>
                <text:p text:style-name="P10">Projekt za</text:p>
              </table:table-cell>
              <table:table-cell>
                <text:p text:style-name="P10">101</text:p>
              </table:table-cell>
              <table:table-cell>
                <text:p text:style-name="P10">132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Master" presentation:presentation-page-layout-name="AL1T1">
        <office:forms form:automatic-focus="false" form:apply-design-mode="false"/>
        <draw:frame presentation:style-name="pr5" draw:layer="layout" svg:width="21.6cm" svg:height="1.616cm" svg:x="1.4cm" svg:y="1cm" presentation:class="title">
          <draw:text-box>
            <text:p>Vorschläge für „Stimmen“ / „Like“-Prinzip<text:tab/>3</text:p>
          </draw:text-box>
        </draw:frame>
        <draw:frame presentation:style-name="pr2" draw:layer="layout" svg:width="25.199cm" svg:height="15.173cm" svg:x="1.4cm" svg:y="3.6cm" presentation:class="outline">
          <draw:text-box>
            <text:list text:style-name="L2">
              <text:list-item>
                <text:p>Die Auswertung lässt sich auf viele weitere Arten durchführen (Stimmen im letzten Monat / Stimmen von Politikern die in diesem Bereich sehr Aktiv sind / Stimmen nur von Politikern die eigene Projekte machen...)</text:p>
              </text:list-item>
              <text:list-item>
                <text:p>Wichtig dabei ist, dass sich jeder Nutzer selbst einstellen kann welche Auswertungen er haben möchte und wie er damit umgeht</text:p>
              </text:list-item>
              <text:list-item>
                <text:p>Die Stimmen sind rein informativ</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Master" presentation:presentation-page-layout-name="AL1T1">
        <office:forms form:automatic-focus="false" form:apply-design-mode="false"/>
        <draw:frame presentation:style-name="pr5" draw:layer="layout" svg:width="21.6cm" svg:height="1.616cm" svg:x="1.4cm" svg:y="1cm" presentation:class="title">
          <draw:text-box>
            <text:p>„Folgen“ eines Projekts / Politikers</text:p>
          </draw:text-box>
        </draw:frame>
        <draw:frame presentation:style-name="pr2" draw:layer="layout" svg:width="25.199cm" svg:height="15.173cm" svg:x="1.4cm" svg:y="3.6cm" presentation:class="outline">
          <draw:text-box>
            <text:list text:style-name="L2">
              <text:list-item>
                <text:p>Wichtig ist es einem Projekt oder Politiker „folgen“ folgen zu können. Der Begriff, angelehnt an die Bezeichnung bei Twitter, ermöglicht es zu sehen was in einem Projekt oder bei einem Politiker passiert. </text:p>
              </text:list-item>
              <text:list-item>
                <text:p>durch das „folgen“ eines Projekts oder eines Politikers lassen sich die Aktionen im Projekt oder beim Politiker verfolgen. Auch hier lässt sich einstellen welche Informationen man bekommt (Jede Änderung am Projekt / Stimmen eines Projekts / Pull-Requests / Stimmenstand / Projekte die aus dem „gefolgten“ Projekt entstehen / Projekte im selben Themenbereich...)</text:p>
              </text:list-item>
              <text:list-item>
                <text:p>Auch welchen Projekten „gefolgt“ wird ist für jeden Sichtbar. „folgen“ drückt nicht die Zustimmung zu einem Projekt aus, sondern das Interesse an einem Projekt/Politiker. </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Master" presentation:presentation-page-layout-name="AL1T1">
        <office:forms form:automatic-focus="false" form:apply-design-mode="false"/>
        <draw:frame presentation:style-name="pr5" draw:layer="layout" svg:width="21.6cm" svg:height="1.616cm" svg:x="1.4cm" svg:y="1cm" presentation:class="title" presentation:user-transformed="true">
          <draw:text-box>
            <text:p>Anhang – Ähnliche Projekekte</text:p>
          </draw:text-box>
        </draw:frame>
        <draw:frame presentation:style-name="pr2" draw:layer="layout" svg:width="25.199cm" svg:height="15.173cm" svg:x="1.4cm" svg:y="3.6cm" presentation:class="outline" presentation:user-transformed="true">
          <draw:text-box>
            <text:list text:style-name="L2">
              <text:list-item>
                <text:p>https://fragdenstaat.d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Master" presentation:presentation-page-layout-name="AL1T1">
        <office:forms form:automatic-focus="false" form:apply-design-mode="false"/>
        <draw:frame presentation:style-name="pr5" draw:layer="layout" svg:width="21.6cm" svg:height="1.616cm" svg:x="1.4cm" svg:y="1cm" presentation:class="title">
          <draw:text-box>
            <text:p>Offene Punkte</text:p>
          </draw:text-box>
        </draw:frame>
        <draw:frame presentation:style-name="pr2" draw:layer="layout" svg:width="25.199cm" svg:height="15.173cm" svg:x="1.4cm" svg:y="3.6cm" presentation:class="outline">
          <draw:text-box>
            <text:list text:style-name="L2">
              <text:list-item>
                <text:p>Es sollte auch ein Quellenverzeichnis geben auf welches referenziert werden kann. Eventuell ist es bei den Quellen sinnvoll, dass diese sowohl positiv als auch negativ bewertet und kommentiert werden können (um Unabhängige Quellen herauszufinden)</text:p>
              </text:list-item>
              <text:list-item>
                <text:p>Was passiert mit den Stimmen eines Projekts wenn der Administrator Änderungen daran vornimmt? Bleiben die Stimmen erhalten? Werden alle diejenigen die für das Projekte gestimmt haben automatisch über die Änderung informiert?</text:p>
              </text:list-item>
              <text:list-item>
                <text:p>Gibt es irgendwo in dem System ein Diskussionsforum? </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ext:style-name="orange3"/>
      <table:last-row text:style-name="orange3"/>
      <table:first-column text:style-name="orange3"/>
      <table:last-column text:style-name="orange3"/>
      <table:odd-rows text:style-name="orange2"/>
      <table:odd-columns text:style-name="orange2"/>
      <table:body text:style-name="orange1"/>
    </table:table-templat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text:list-style style:name="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fo:font-size="16pt" style:font-size-asian="16pt" style:font-size-complex="16pt"/>
    </style:style>
    <style:style style:name="Master-outline3" style:family="presentation" style:parent-style-name="Master-outline2">
      <style:paragraph-properties fo:margin-top="0cm" fo:margin-bottom="0.3cm"/>
      <style:text-properties fo:font-size="15pt" style:font-size-asian="15pt" style:font-size-complex="15pt"/>
    </style:style>
    <style:style style:name="Master-outline4" style:family="presentation" style:parent-style-name="Master-outline3">
      <style:paragraph-properties fo:margin-top="0cm" fo:margin-bottom="0.2cm"/>
      <style:text-properties fo:font-size="14pt" style:font-size-asian="14pt" style:font-size-complex="14pt"/>
    </style:style>
    <style:style style:name="Master-outline5" style:family="presentation" style:parent-style-name="Master-outline4">
      <style:paragraph-properties fo:margin-top="0cm" fo:margin-bottom="0.1cm"/>
      <style:text-properties fo:font-size="20pt" style:font-size-asian="20pt" style:font-size-complex="20pt"/>
    </style:style>
    <style:style style:name="Master-outline6" style:family="presentation" style:parent-style-name="Master-outline5">
      <style:paragraph-properties fo:margin-top="0cm" fo:margin-bottom="0.1cm"/>
      <style:text-properties fo:font-size="20pt" style:font-size-asian="20pt" style:font-size-complex="20pt"/>
    </style:style>
    <style:style style:name="Master-outline7" style:family="presentation" style:parent-style-name="Master-outline6">
      <style:paragraph-properties fo:margin-top="0cm" fo:margin-bottom="0.1cm"/>
      <style:text-properties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none"/>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vertical-align="middle">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395cm" fo:min-width="7.495cm"/>
    </style:style>
    <style:style style:name="Mgr4" style:family="graphic" style:parent-style-name="standard">
      <style:graphic-properties draw:stroke="none" svg:stroke-color="#000000" draw:fill="none" draw:fill-color="#ffffff" draw:textarea-horizontal-align="left" draw:auto-grow-height="true" draw:auto-grow-width="true" fo:min-height="0.395cm" fo:min-width="9.269cm"/>
    </style:style>
    <style:style style:name="Mgr5" style:family="graphic" style:parent-style-name="standard">
      <style:graphic-properties draw:stroke="none" svg:stroke-color="#000000" draw:fill="none" draw:fill-color="#ffffff" draw:textarea-horizontal-align="left" draw:auto-grow-height="true" draw:auto-grow-width="true" fo:min-height="0.475cm" fo:min-width="1.661cm"/>
    </style:style>
    <style:style style:name="Mgr6" style:family="graphic" style:parent-style-name="standard">
      <style:graphic-properties draw:stroke="none" svg:stroke-color="#000000" draw:fill="none" draw:fill-color="#ffffff" draw:textarea-horizontal-align="left" draw:auto-grow-height="true" draw:auto-grow-width="true" fo:min-height="0.39cm" fo:min-width="1.772cm"/>
    </style:style>
    <style:style style:name="Mgr7" style:family="graphic" style:parent-style-name="standard">
      <style:graphic-properties draw:stroke="none" svg:stroke-color="#000000" draw:fill="none" draw:fill-color="#ffffff" draw:textarea-horizontal-align="left" draw:auto-grow-height="true" draw:auto-grow-width="true" fo:min-height="0.865cm" fo:min-width="6.035cm"/>
    </style:style>
    <style:style style:name="Mgr8" style:family="graphic" style:parent-style-name="objectwithoutfill">
      <style:graphic-properties draw:fill="none"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false" fo:min-height="0.551cm" fo:min-width="1.684cm"/>
    </style:style>
    <style:style style:name="Mgr10" style:family="graphic" style:parent-style-name="standard">
      <style:graphic-properties draw:stroke="none" svg:stroke-color="#000000" draw:fill="none" draw:fill-color="#ffffff" draw:textarea-horizontal-align="left" draw:auto-grow-height="true" draw:auto-grow-width="false" fo:min-height="0.883cm" fo:min-width="7.582cm"/>
    </style:style>
    <style:style style:name="Mgr11" style:family="graphic" style:parent-style-name="standard">
      <style:graphic-properties draw:stroke="none" svg:stroke-color="#000000" draw:fill="none" draw:fill-color="#ffffff" draw:textarea-horizontal-align="left" draw:auto-grow-height="true" draw:auto-grow-width="false" fo:min-height="1.577cm" fo:min-width="4.993cm"/>
    </style:style>
    <style:style style:name="Mgr12" style:family="graphic" style:parent-style-name="standard">
      <style:graphic-properties draw:stroke="none" svg:stroke-color="#000000" draw:fill="none" draw:fill-color="#ffffff" draw:textarea-horizontal-align="left" draw:auto-grow-height="true" draw:auto-grow-width="false" fo:min-height="0.883cm" fo:min-width="7.846cm"/>
    </style:style>
    <style:style style:name="Mpr1" style:family="presentation" style:parent-style-name="Master-backgroundobjects" style:list-style-name="ML1">
      <style:graphic-properties svg:stroke-color="#000000" draw:fill="none" draw:textarea-vertical-align="middle"/>
    </style:style>
    <style:style style:name="Mpr2" style:family="presentation" style:parent-style-name="Master-backgroundobjects" style:list-style-name="ML1">
      <style:graphic-properties svg:stroke-color="#000000" draw:fill="none" draw:textarea-vertical-align="middle"/>
    </style:style>
    <style:style style:name="Mpr3" style:family="presentation" style:parent-style-name="Master-backgroundobjects">
      <style:graphic-properties draw:stroke="none" draw:fill="none" draw:fill-color="#ffffff" draw:auto-grow-height="false" fo:min-height="1.485cm"/>
    </style:style>
    <style:style style:name="Mpr4" style:family="presentation" style:parent-style-name="Master-backgroundobjects">
      <style:graphic-properties draw:stroke="none" draw:fill="none" draw:fill-color="#ffffff" draw:textarea-vertical-align="bottom" draw:auto-grow-height="false" fo:min-height="1.485cm"/>
    </style:style>
    <style:style style:name="Mpr5" style:family="presentation" style:parent-style-name="Master1-backgroundobjects">
      <style:graphic-properties draw:stroke="none" draw:fill="none" draw:fill-color="#ffffff" draw:auto-grow-height="false" fo:min-height="1.449cm"/>
    </style:style>
    <style:style style:name="Mpr6" style:family="presentation" style:parent-style-name="Master1-backgroundobjects">
      <style:graphic-properties draw:stroke="none" draw:fill="none" draw:fill-color="#ffffff" draw:auto-grow-height="false" fo:min-height="1.485cm"/>
    </style:style>
    <style:style style:name="Mpr7" style:family="presentation" style:parent-style-name="Master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0pt" style:font-size-asian="10pt" style:font-size-complex="10pt"/>
    </style:style>
    <style:style style:name="MP4" style:family="paragraph">
      <style:text-properties fo:font-size="12pt" style:font-size-asian="12pt" style:font-size-complex="12pt"/>
    </style:style>
    <style:style style:name="MP5" style:family="paragraph">
      <style:paragraph-properties fo:text-align="start"/>
    </style:style>
    <style:style style:name="MP6" style:family="paragraph">
      <style:text-properties fo:font-size="22pt" style:font-size-asian="22pt" style:font-size-complex="22pt"/>
    </style:style>
    <style:style style:name="MP7" style:family="paragraph">
      <style:paragraph-properties fo:text-align="center"/>
    </style:style>
    <style:style style:name="MP8" style:family="paragraph">
      <style:paragraph-properties fo:text-align="center"/>
      <style:text-properties fo:font-family="Arial" style:font-family-generic="roman" style:font-pitch="variable" fo:font-size="18pt" style:font-family-asian="'Microsoft YaHei'" style:font-family-generic-asian="system" style:font-pitch-asian="variable" style:font-size-asian="18pt" style:font-family-complex="Mangal" style:font-family-generic-complex="system" style:font-pitch-complex="variable" style:font-size-complex="18pt"/>
    </style:style>
    <style:style style:name="MP9" style:family="paragraph">
      <style:paragraph-properties fo:text-align="center"/>
      <style:text-properties fo:font-size="14pt" style:font-size-asian="14pt" style:font-size-complex="14pt"/>
    </style:style>
    <style:style style:name="MP10" style:family="paragraph">
      <style:text-properties fo:font-size="13.3000001907349pt" style:font-size-asian="12pt" style:font-size-complex="12pt"/>
    </style:style>
    <style:style style:name="MP11" style:family="paragraph">
      <style:text-properties fo:font-size="11.1000003814697pt" style:font-size-asian="10pt" style:font-size-complex="10pt"/>
    </style:style>
    <style:style style:name="MP12" style:family="paragraph">
      <style:text-properties fo:font-size="19.8999996185303pt"/>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2pt" style:font-size-asian="12pt" style:font-size-complex="12pt"/>
    </style:style>
    <style:style style:name="MT4" style:family="text">
      <style:text-properties fo:font-size="22pt" style:font-size-asian="22pt" style:font-size-complex="22pt"/>
    </style:style>
    <style:style style:name="MT5" style:family="text">
      <style:text-properties fo:font-size="13.3000001907349pt" style:font-size-asian="12pt" style:font-size-complex="12pt"/>
    </style:style>
    <style:style style:name="MT6" style:family="text">
      <style:text-properties fo:font-size="11.1000003814697pt" style:font-size-asian="10pt" style:font-size-complex="10pt"/>
    </style:style>
    <style:style style:name="MT7" style:family="text">
      <style:text-properties fo:font-size="19.899999618530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aster" style:page-layout-name="PM1" draw:style-name="Mdp1">
      <office:forms form:automatic-focus="false" form:apply-design-mode="false"/>
      <draw:frame presentation:style-name="Master-title" draw:layer="backgroundobjects" svg:width="21.6cm" svg:height="1.616cm" svg:x="1.4cm" svg:y="1cm" presentation:class="title" presentation:placeholder="true">
        <draw:text-box/>
      </draw:frame>
      <draw:frame presentation:style-name="Master-outline1" draw:layer="backgroundobjects" svg:width="25.199cm" svg:height="15.173cm" svg:x="1.4cm" svg:y="3.6cm" presentation:class="outline" presentation:placeholder="true">
        <draw:text-box/>
      </draw:frame>
      <draw:frame draw:style-name="Mgr3" draw:text-style-name="MP3" draw:layer="backgroundobjects" svg:width="7.995cm" svg:height="0.645cm" svg:x="17.206cm" svg:y="19.96cm">
        <draw:text-box>
          <text:p><text:span text:style-name="MT2">Erstellt von Michael Schmidt und Jan Dabrowski</text:span></text:p>
        </draw:text-box>
      </draw:frame>
      <draw:frame draw:style-name="Mgr4" draw:text-style-name="MP3" draw:layer="backgroundobjects" svg:width="9.769cm" svg:height="0.645cm" svg:x="6.774cm" svg:y="19.96cm">
        <draw:text-box>
          <text:p><text:span text:style-name="MT2">Weitergabe und Vervielfältigung ist ausdrücklich erwünscht!</text:span></text:p>
        </draw:text-box>
      </draw:frame>
      <draw:frame draw:style-name="Mgr5" draw:text-style-name="MP4" draw:layer="backgroundobjects" svg:width="2.161cm" svg:height="0.725cm" svg:x="24.64cm" svg:y="1.391cm">
        <draw:text-box>
          <text:p><text:span text:style-name="MT3"><text:date style:data-style-name="D1" text:date-value="2015-01-25">25.01.15</text:date></text:span></text:p>
        </draw:text-box>
      </draw:frame>
      <draw:frame draw:style-name="Mgr6" draw:text-style-name="MP5" draw:layer="backgroundobjects" svg:width="2.272cm" svg:height="0.64cm" svg:x="26.128cm" svg:y="19.96cm">
        <draw:text-box>
          <text:p text:style-name="MP5"><text:span text:style-name="MT2"><text:page-number>&lt;Nummer&gt;</text:page-number></text:span></text:p>
        </draw:text-box>
      </draw:frame>
      <draw:frame draw:style-name="Mgr7" draw:text-style-name="MP6" draw:layer="backgroundobjects" svg:width="6.535cm" svg:height="1.115cm" svg:x="0cm" svg:y="19.537cm">
        <draw:text-box>
          <text:p><text:span text:style-name="MT4">Open Democracy</text:span></text:p>
        </draw:text-box>
      </draw:frame>
      <draw:g>
        <draw:line draw:style-name="Mgr8" draw:text-style-name="MP7" draw:layer="backgroundobjects" svg:x1="3cm" svg:y1="19.835cm" svg:x2="28cm" svg:y2="19.835cm">
          <text:p/>
        </draw:line>
        <draw:line presentation:style-name="Mpr1" draw:text-style-name="MP8" draw:layer="backgroundobjects" svg:x1="2.282cm" svg:y1="19.835cm" svg:x2="0.853cm" svg:y2="19.835cm">
          <text:p/>
        </draw:line>
        <draw:line presentation:style-name="Mpr2" draw:text-style-name="MP8" draw:layer="backgroundobjects" svg:x1="0.2cm" svg:y1="19.835cm" svg:x2="0cm" svg:y2="19.835cm">
          <text:p/>
        </draw:line>
      </draw:g>
      <presentation:notes style:page-layout-name="PM2">
        <office:forms form:automatic-focus="false" form:apply-design-mode="false"/>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 style:page-layout-name="PM1" draw:style-name="Mdp1">
      <office:forms form:automatic-focus="false" form:apply-design-mode="false"/>
      <draw:frame presentation:style-name="Master1-title" draw:layer="backgroundobjects" svg:width="25.199cm" svg:height="3.506cm" svg:x="1.4cm" svg:y="0.837cm" presentation:class="title" presentation:placeholder="true">
        <draw:text-box/>
      </draw:frame>
      <draw:frame presentation:style-name="Master1-outline1" draw:layer="backgroundobjects" svg:width="25.199cm" svg:height="13.85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9" draw:layer="backgroundobjects" svg:width="8.875cm" svg:height="1.448cm" svg:x="9.576cm" svg:y="19.131cm" presentation:class="footer">
        <draw:text-box>
          <text:p text:style-name="MP9"><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Master1-title" draw:layer="backgroundobjects" svg:width="14.848cm" svg:height="11.136cm" svg:x="3.075cm" svg:y="2.257cm" presentation:class="page"/>
        <draw:frame presentation:style-name="Master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efault" style:page-layout-name="PM1" draw:style-name="Mdp1">
      <office:forms form:automatic-focus="false" form:apply-design-mode="false"/>
      <draw:line draw:style-name="Mgr8" draw:text-style-name="MP7" draw:layer="backgroundobjects" svg:x1="0cm" svg:y1="1.122cm" svg:x2="28cm" svg:y2="1.122cm">
        <text:p/>
      </draw:line>
      <draw:line draw:style-name="Mgr8" draw:text-style-name="MP7" draw:layer="backgroundobjects" svg:x1="0cm" svg:y1="20.404cm" svg:x2="28cm" svg:y2="20.404cm">
        <text:p/>
      </draw:line>
      <draw:frame draw:style-name="Mgr9" draw:text-style-name="MP10" draw:layer="backgroundobjects" svg:width="2.184cm" svg:height="0.801cm" svg:x="25.815cm" svg:y="0.321cm">
        <draw:text-box>
          <text:p><text:span text:style-name="MT5"><text:date style:data-style-name="D1" text:date-value="2015-01-25">25.01.15</text:date></text:span></text:p>
        </draw:text-box>
      </draw:frame>
      <draw:frame draw:style-name="Mgr10" draw:text-style-name="MP11" draw:layer="backgroundobjects" svg:width="8.082cm" svg:height="1.133cm" svg:x="19.918cm" svg:y="20.353cm">
        <draw:text-box>
          <text:p><text:span text:style-name="MT6">Erstellt von Michael Schmidt und Jan Dabrowski</text:span></text:p>
        </draw:text-box>
      </draw:frame>
      <draw:frame draw:style-name="Mgr11" draw:text-style-name="MP12" draw:layer="backgroundobjects" svg:width="5.493cm" svg:height="1.827cm" svg:x="-0.128cm" svg:y="0.14cm">
        <draw:text-box>
          <text:p><text:span text:style-name="MT7">Open Democracy</text:span></text:p>
        </draw:text-box>
      </draw:frame>
      <draw:frame draw:style-name="Mgr12" draw:text-style-name="MP11" draw:layer="backgroundobjects" svg:width="8.346cm" svg:height="1.133cm" svg:x="-0.128cm" svg:y="20.353cm">
        <draw:text-box>
          <text:p><text:span text:style-name="MT6">um Weitergabe und Vervielfältigung wird gebeten!</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20T16:35:17.99</meta:creation-date>
    <meta:editing-duration>PT3H54M39S</meta:editing-duration>
    <meta:editing-cycles>14</meta:editing-cycles>
    <meta:generator>OpenOffice/4.1.1$Win32 OpenOffice.org_project/411m6$Build-9775</meta:generator>
    <meta:initial-creator>Jan Dabrowski</meta:initial-creator>
    <dc:date>2015-01-25T23:04:55.36</dc:date>
    <dc:creator>Jan Dabrowski</dc:creator>
    <meta:document-statistic meta:object-count="183"/>
  </office:meta>
</office:document-meta>
</file>